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3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.258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/>
    </style:style>
    <style:style style:name="P3" style:family="paragraph">
      <loext:graphic-properties draw:fill="solid" draw:fill-color="#ffffff"/>
      <style:paragraph-properties fo:text-align="center"/>
      <style:text-properties fo:font-size="13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solid" draw:fill-color="#ffffff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421cm" svg:height="11.176cm" svg:x="0.016cm" svg:y="1.0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2.192cm" svg:height="1.275cm" svg:x="1.694cm" svg:y="10.922cm">
          <draw:text-box>
            <text:p text:style-name="P2">Answer in grades</text:p>
            <text:p text:style-name="P2"><text:s/>(1: very good, 6: very difficult)</text:p>
          </draw:text-box>
        </draw:frame>
        <draw:frame draw:style-name="gr3" draw:text-style-name="P3" draw:layer="layout" svg:width="12.192cm" svg:height="0.763cm" draw:transform="rotate (1.5707963267949) translate (0.313cm 12.318cm)">
          <draw:text-box>
            <text:p text:style-name="P2">Count</text:p>
          </draw:text-box>
        </draw:frame>
        <draw:frame draw:style-name="gr4" draw:text-style-name="P3" draw:layer="layout" svg:width="4.064cm" svg:height="1.275cm" svg:x="12.954cm" svg:y="4.518cm">
          <draw:text-box>
            <text:p text:style-name="P2">Familiarity with environment</text:p>
          </draw:text-box>
        </draw:frame>
        <draw:frame draw:style-name="gr5" draw:text-style-name="P5" draw:layer="layout" svg:width="4.064cm" svg:height="0.645cm" svg:x="13.516cm" svg:y="5.793cm">
          <draw:text-box>
            <text:p text:style-name="P4"><text:span text:style-name="T1">Not specified</text:span></text:p>
          </draw:text-box>
        </draw:frame>
        <draw:frame draw:style-name="gr5" draw:text-style-name="P5" draw:layer="layout" svg:width="4.064cm" svg:height="0.645cm" svg:x="13.516cm" svg:y="6.294cm">
          <draw:text-box>
            <text:p text:style-name="P4"><text:span text:style-name="T1">Familiar</text:span></text:p>
          </draw:text-box>
        </draw:frame>
        <draw:frame draw:style-name="gr5" draw:text-style-name="P5" draw:layer="layout" svg:width="4.064cm" svg:height="0.645cm" svg:x="13.516cm" svg:y="6.895cm">
          <draw:text-box>
            <text:p text:style-name="P4"><text:span text:style-name="T1">Not familia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427cm" svg:x="1cm" svg:y="3.059cm"/>
      <draw:page-thumbnail draw:layer="backgroundobjects" svg:width="8.999cm" svg:height="6.427cm" svg:x="1cm" svg:y="11.635cm"/>
      <draw:page-thumbnail draw:layer="backgroundobjects" svg:width="8.999cm" svg:height="6.427cm" svg:x="1cm" svg:y="20.211cm"/>
      <draw:page-thumbnail draw:layer="backgroundobjects" svg:width="8.999cm" svg:height="6.427cm" svg:x="11cm" svg:y="3.059cm"/>
      <draw:page-thumbnail draw:layer="backgroundobjects" svg:width="8.999cm" svg:height="6.427cm" svg:x="11cm" svg:y="11.635cm"/>
      <draw:page-thumbnail draw:layer="backgroundobjects" svg:width="8.999cm" svg:height="6.427cm" svg:x="11cm" svg:y="20.21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2T12:53:51.319872219</meta:creation-date>
    <dc:date>2023-12-22T12:59:18.067638375</dc:date>
    <meta:editing-duration>PT5M27S</meta:editing-duration>
    <meta:editing-cycles>1</meta:editing-cycles>
    <meta:document-statistic meta:object-count="30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dc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7ff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22cm" svg:height="11.177cm" xlink:href="." xlink:type="simple" chart:class="chart:bar" chart:style-name="ch1">
        <chart:legend chart:legend-position="end" svg:x="13.18cm" svg:y="4.791cm" style:legend-expansion="high" chart:style-name="ch2"/>
        <chart:plot-area chart:style-name="ch3" chart:data-source-has-labels="both" svg:x="1.339cm" svg:y="0.223cm" svg:width="11.513cm" svg:height="9.75cm">
          <chartooo:coordinate-region svg:x="1.775cm" svg:y="0.422cm" svg:width="11.077cm" svg:height="8.904cm"/>
          <chart:axis chart:dimension="x" chart:name="primary-x" chart:style-name="ch4" chartooo:axis-type="text">
            <chart:title svg:x="2.751cm" svg:y="10.196cm" chart:style-name="ch5">
              <text:p>Antwort in Schulnoten (1: sehr gut, 2: gut, ... 6: ungenügend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83cm" chart:style-name="ch7">
              <text:p>Häufigkeit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bar">
            <chart:data-point chart:repeated="6"/>
          </chart:series>
          <chart:series chart:style-name="ch11" chart:values-cell-range-address="local-table.$D$2:.$D$7" chart:label-cell-address="local-table.$D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cht ortskundig</text:p>
              </table:table-cell>
              <table:table-cell office:value-type="string">
                <text:p>Ortskundig</text:p>
              </table:table-cell>
              <table:table-cell office:value-type="string">
                <text:p>Keine Angab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